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P2" style:parent-style-name="Párrafodelista" style:list-style-name="LFO2" style:family="paragraph"/>
    <style:style style:name="P3" style:parent-style-name="Párrafodelista" style:list-style-name="LFO2" style:family="paragraph"/>
    <style:style style:name="P4" style:parent-style-name="Párrafodelista" style:list-style-name="LFO3" style:family="paragraph"/>
    <style:style style:name="P5" style:parent-style-name="Párrafodelista" style:list-style-name="LFO3" style:family="paragraph"/>
    <style:style style:name="P6" style:parent-style-name="Párrafodelista" style:list-style-name="LFO2" style:family="paragraph"/>
    <style:style style:name="P7" style:parent-style-name="Párrafodelista" style:list-style-name="LFO3" style:family="paragraph"/>
    <style:style style:name="P8" style:parent-style-name="Párrafodelista" style:list-style-name="LFO2" style:family="paragraph"/>
    <style:style style:name="P9" style:parent-style-name="Párrafodelista" style:list-style-name="LFO3" style:family="paragraph"/>
    <style:style style:name="P10" style:parent-style-name="Párrafodelista" style:list-style-name="LFO3" style:family="paragraph"/>
    <style:style style:name="P11" style:parent-style-name="Párrafodelista" style:list-style-name="LFO2" style:family="paragraph"/>
    <style:style style:name="P12" style:parent-style-name="Párrafodelista" style:list-style-name="LFO2" style:family="paragraph"/>
    <style:style style:name="P13" style:parent-style-name="Párrafodelista" style:list-style-name="LFO2" style:family="paragraph"/>
    <style:style style:name="P14" style:parent-style-name="Párrafodelista" style:list-style-name="LFO2" style:family="paragraph"/>
    <style:style style:name="P15" style:parent-style-name="Párrafodelista" style:list-style-name="LFO2" style:family="paragraph"/>
    <style:style style:name="P16" style:parent-style-name="Párrafodelista" style:list-style-name="LFO3" style:family="paragraph"/>
    <style:style style:name="P17" style:parent-style-name="Párrafodelista" style:list-style-name="LFO3" style:family="paragraph"/>
    <style:style style:name="P18" style:parent-style-name="Párrafodelista" style:list-style-name="LFO3" style:family="paragraph"/>
    <style:style style:name="P19" style:parent-style-name="Párrafodelista" style:list-style-name="LFO2" style:family="paragraph"/>
    <style:style style:name="P20" style:parent-style-name="Párrafodelista" style:list-style-name="LFO1" style:family="paragraph"/>
    <style:style style:name="P21" style:parent-style-name="Párrafodelista" style:list-style-name="LFO2" style:family="paragraph"/>
    <style:style style:name="P22" style:parent-style-name="Párrafodelista" style:list-style-name="LFO3" style:family="paragraph"/>
    <style:style style:name="P23" style:parent-style-name="Párrafodelista" style:list-style-name="LFO3" style:family="paragraph"/>
    <style:style style:name="P24" style:parent-style-name="Párrafodelista" style:list-style-name="LFO2" style:family="paragraph"/>
    <style:style style:name="P25" style:parent-style-name="Párrafodelista" style:list-style-name="LFO2" style:family="paragraph"/>
    <style:style style:name="P26" style:parent-style-name="Párrafodelista" style:list-style-name="LFO2" style:family="paragraph"/>
    <style:style style:name="P27" style:parent-style-name="Párrafodelista" style:list-style-name="LFO3" style:family="paragraph"/>
    <style:style style:name="P28" style:parent-style-name="Párrafodelista" style:list-style-name="LFO3" style:family="paragraph"/>
    <style:style style:name="P29" style:parent-style-name="Párrafodelista" style:list-style-name="LFO4" style:family="paragraph"/>
    <style:style style:name="P30" style:parent-style-name="Párrafodelista" style:list-style-name="LFO4" style:family="paragraph"/>
    <style:style style:name="P31" style:parent-style-name="Párrafodelista" style:list-style-name="LFO4" style:family="paragraph"/>
    <style:style style:name="P32" style:parent-style-name="Párrafodelista" style:list-style-name="LFO4" style:family="paragraph"/>
    <style:style style:name="P33" style:parent-style-name="Párrafodelista" style:list-style-name="LFO4" style:family="paragraph"/>
    <style:style style:name="P34" style:parent-style-name="Párrafodelista" style:list-style-name="LFO4" style:family="paragraph"/>
    <style:style style:name="P35" style:parent-style-name="Párrafodelista" style:list-style-name="LFO2" style:family="paragraph"/>
    <style:style style:name="P36" style:parent-style-name="Párrafodelista" style:list-style-name="LFO3" style:family="paragraph"/>
    <style:style style:name="P37" style:parent-style-name="Párrafodelista" style:list-style-name="LFO3" style:family="paragraph"/>
    <style:style style:name="P38" style:parent-style-name="Párrafodelista" style:list-style-name="LFO2" style:family="paragraph"/>
    <style:style style:name="P39" style:parent-style-name="Párrafodelista" style:list-style-name="LFO3" style:family="paragraph"/>
    <style:style style:name="P40" style:parent-style-name="Párrafodelista" style:list-style-name="LFO3" style:family="paragraph"/>
    <style:style style:name="P41" style:parent-style-name="Párrafodelista" style:list-style-name="LFO3" style:family="paragraph"/>
    <style:style style:name="P42" style:parent-style-name="Párrafodelista" style:list-style-name="LFO2" style:family="paragraph"/>
    <style:style style:name="P43" style:parent-style-name="Párrafodelista" style:list-style-name="LFO2" style:family="paragraph"/>
    <style:style style:name="P44" style:parent-style-name="Párrafodelista" style:list-style-name="LFO2" style:family="paragraph"/>
    <style:style style:name="P45" style:parent-style-name="Párrafodelista" style:list-style-name="LFO2" style:family="paragraph"/>
    <style:style style:name="P46" style:parent-style-name="Párrafodelista" style:list-style-name="LFO2" style:family="paragraph"/>
    <style:style style:name="P47" style:parent-style-name="Párrafodelista" style:list-style-name="LFO2" style:family="paragraph"/>
    <style:style style:name="P48" style:parent-style-name="Párrafodelista" style:list-style-name="LFO2" style:family="paragraph"/>
    <style:style style:name="P49" style:parent-style-name="Párrafodelista" style:list-style-name="LFO3" style:family="paragraph"/>
    <style:style style:name="P50" style:parent-style-name="Párrafodelista" style:list-style-name="LFO3" style:family="paragraph"/>
    <style:style style:name="P51" style:parent-style-name="Párrafodelista" style:list-style-name="LFO3" style:family="paragraph"/>
    <style:style style:name="P52" style:parent-style-name="Párrafodelista" style:list-style-name="LFO2" style:family="paragraph"/>
    <style:style style:name="P53" style:parent-style-name="Párrafodelista" style:list-style-name="LFO2" style:family="paragraph"/>
    <style:style style:name="P54" style:parent-style-name="Párrafodelista" style:list-style-name="LFO2" style:family="paragraph"/>
    <style:style style:name="P55" style:parent-style-name="Párrafodelista" style:list-style-name="LFO2" style:family="paragraph"/>
    <style:style style:name="P56" style:parent-style-name="Párrafodelista" style:list-style-name="LFO2" style:family="paragraph"/>
    <style:style style:name="P57" style:parent-style-name="Párrafodelista" style:list-style-name="LFO2" style:family="paragraph"/>
    <style:style style:name="P58" style:parent-style-name="Párrafodelista" style:list-style-name="LFO2" style:family="paragraph"/>
    <style:style style:name="P59" style:parent-style-name="Párrafodelista" style:list-style-name="LFO2" style:family="paragraph"/>
    <style:style style:name="P60" style:parent-style-name="Párrafodelista" style:list-style-name="LFO2" style:family="paragraph"/>
    <style:style style:name="P61" style:parent-style-name="Párrafodelista" style:list-style-name="LFO3" style:family="paragraph"/>
    <style:style style:name="P62" style:parent-style-name="Párrafodelista" style:list-style-name="LFO3" style:family="paragraph"/>
    <style:style style:name="P63" style:parent-style-name="Párrafodelista" style:list-style-name="LFO2" style:family="paragraph"/>
    <style:style style:name="P64" style:parent-style-name="Párrafodelista" style:list-style-name="LFO3" style:family="paragraph"/>
    <style:style style:name="P65" style:parent-style-name="Párrafodelista" style:list-style-name="LFO3" style:family="paragraph"/>
    <style:style style:name="P66" style:parent-style-name="Párrafodelista" style:list-style-name="LFO2" style:family="paragraph"/>
    <style:style style:name="P67" style:parent-style-name="Párrafodelista" style:list-style-name="LFO2" style:family="paragraph"/>
    <style:style style:name="P68" style:parent-style-name="Párrafodelista" style:list-style-name="LFO1" style:family="paragraph"/>
    <style:style style:name="P69" style:parent-style-name="Párrafodelista" style:list-style-name="LFO2" style:family="paragraph"/>
    <style:style style:name="P70" style:parent-style-name="Párrafodelista" style:list-style-name="LFO3" style:family="paragraph"/>
    <style:style style:name="P71" style:parent-style-name="Párrafodelista" style:list-style-name="LFO3" style:family="paragraph"/>
    <style:style style:name="P72" style:parent-style-name="Párrafodelista" style:list-style-name="LFO3" style:family="paragraph"/>
    <style:style style:name="P73" style:parent-style-name="Párrafodelista" style:list-style-name="LFO2" style:family="paragraph"/>
    <style:style style:name="P74" style:parent-style-name="Párrafodelista" style:list-style-name="LFO2" style:family="paragraph"/>
    <style:style style:name="P75" style:parent-style-name="Párrafodelista" style:list-style-name="LFO2" style:family="paragraph"/>
    <style:style style:name="P76" style:parent-style-name="Párrafodelista" style:list-style-name="LFO2" style:family="paragraph"/>
    <style:style style:name="P77" style:parent-style-name="Párrafodelista" style:list-style-name="LFO2" style:family="paragraph"/>
    <style:style style:name="P78" style:parent-style-name="Párrafodelista" style:list-style-name="LFO2" style:family="paragraph"/>
    <style:style style:name="P79" style:parent-style-name="Párrafodelista" style:list-style-name="LFO2" style:family="paragraph"/>
    <style:style style:name="P80" style:parent-style-name="Párrafodelista" style:list-style-name="LFO2" style:family="paragraph"/>
    <style:style style:name="P81" style:parent-style-name="Párrafodelista" style:list-style-name="LFO3" style:family="paragraph"/>
    <style:style style:name="P82" style:parent-style-name="Párrafodelista" style:list-style-name="LFO3" style:family="paragraph"/>
    <style:style style:name="P83" style:parent-style-name="Párrafodelista" style:list-style-name="LFO3" style:family="paragraph"/>
    <style:style style:name="P84" style:parent-style-name="Párrafodelista" style:list-style-name="LFO2" style:family="paragraph"/>
    <style:style style:name="P85" style:parent-style-name="Párrafodelista" style:list-style-name="LFO2" style:family="paragraph"/>
    <style:style style:name="P86" style:parent-style-name="Párrafodelista" style:list-style-name="LFO2" style:family="paragraph"/>
    <style:style style:name="P87" style:parent-style-name="Párrafodelista" style:list-style-name="LFO3" style:family="paragraph"/>
    <style:style style:name="P88" style:parent-style-name="Párrafodelista" style:list-style-name="LFO3" style:family="paragraph"/>
    <style:style style:name="P89" style:parent-style-name="Párrafodelista" style:list-style-name="LFO2" style:family="paragraph"/>
    <style:style style:name="P90" style:parent-style-name="Párrafodelista" style:list-style-name="LFO2" style:family="paragraph"/>
    <style:style style:name="P91" style:parent-style-name="Párrafodelista" style:list-style-name="LFO2" style:family="paragraph"/>
    <style:style style:name="P92" style:parent-style-name="Párrafodelista" style:list-style-name="LFO2" style:family="paragraph"/>
    <style:style style:name="P93" style:parent-style-name="Párrafodelista" style:list-style-name="LFO2" style:family="paragraph"/>
    <style:style style:name="P94" style:parent-style-name="Párrafodelista" style:list-style-name="LFO3" style:family="paragraph"/>
    <style:style style:name="P95" style:parent-style-name="Párrafodelista" style:list-style-name="LFO3" style:family="paragraph"/>
    <style:style style:name="P96" style:parent-style-name="Párrafodelista" style:list-style-name="LFO2" style:family="paragraph"/>
    <style:style style:name="P97" style:parent-style-name="Párrafodelista" style:list-style-name="LFO3" style:family="paragraph"/>
    <style:style style:name="P98" style:parent-style-name="Párrafodelista" style:list-style-name="LFO3" style:family="paragraph"/>
    <style:style style:name="P99" style:parent-style-name="Párrafodelista" style:list-style-name="LFO3" style:family="paragraph"/>
    <style:style style:name="P100" style:parent-style-name="Párrafodelista" style:list-style-name="LFO2" style:family="paragraph"/>
    <style:style style:name="P101" style:parent-style-name="Párrafodelista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UT5 – Programación de servicios en red</text:p>
        </text:list-item>
      </text:list>
      <text:p text:style-name="Normal">Esta unidad introduce los fundamentos de la programación de servicios en red, centrada en la comunicación entre aplicaciones a través de una red, normalmente usando el modelo cliente-servidor.</text:p>
      <text:p text:style-name="Normal">Conceptos clave</text:p>
      <text:list text:style-name="LFO2" text:continue-numbering="true">
        <text:list-item>
          <text:p text:style-name="P2">Servicio en red: aplicación que ofrece funcionalidades accesibles desde otros equipos.</text:p>
        </text:list-item>
        <text:list-item>
          <text:p text:style-name="P3">Modelo cliente-servidor:</text:p>
        </text:list-item>
      </text:list>
      <text:list text:style-name="LFO3" text:continue-numbering="true">
        <text:list-item>
          <text:p text:style-name="P4">Servidor: espera peticiones, procesa solicitudes y devuelve respuestas.</text:p>
        </text:list-item>
        <text:list-item>
          <text:p text:style-name="P5">Cliente: inicia la comunicación y consume el servicio.</text:p>
        </text:list-item>
      </text:list>
      <text:list text:style-name="LFO2" text:continue-numbering="true">
        <text:list-item>
          <text:p text:style-name="P6">Sockets: mecanismo básico para la comunicación entre procesos a través de la red.</text:p>
        </text:list-item>
      </text:list>
      <text:list text:style-name="LFO3" text:continue-numbering="true">
        <text:list-item>
          <text:p text:style-name="P7">Identificados por IP + puerto.</text:p>
        </text:list-item>
      </text:list>
      <text:list text:style-name="LFO2" text:continue-numbering="true">
        <text:list-item>
          <text:p text:style-name="P8">Protocolos de comunicación:</text:p>
        </text:list-item>
      </text:list>
      <text:list text:style-name="LFO3" text:continue-numbering="true">
        <text:list-item>
          <text:p text:style-name="P9">TCP: orientado a conexión, fiable, garantiza entrega y orden.</text:p>
        </text:list-item>
        <text:list-item>
          <text:p text:style-name="P10">UDP: no orientado a conexión, más rápido pero menos seguro.</text:p>
        </text:list-item>
      </text:list>
      <text:p text:style-name="Normal">Arquitectura de aplicaciones en red</text:p>
      <text:list text:style-name="LFO2" text:continue-numbering="true">
        <text:list-item>
          <text:p text:style-name="P11">Aplicaciones monohilo y multihilo.</text:p>
        </text:list-item>
        <text:list-item>
          <text:p text:style-name="P12">Gestión de múltiples clientes simultáneos.</text:p>
        </text:list-item>
        <text:list-item>
          <text:p text:style-name="P13">Importancia del control de errores y cierre correcto de conexiones.</text:p>
        </text:list-item>
      </text:list>
      <text:p text:style-name="Normal">Puertos y servicios</text:p>
      <text:list text:style-name="LFO2" text:continue-numbering="true">
        <text:list-item>
          <text:p text:style-name="P14">Cada servicio escucha en un puerto concreto.</text:p>
        </text:list-item>
        <text:list-item>
          <text:p text:style-name="P15">Ejemplos:</text:p>
        </text:list-item>
      </text:list>
      <text:list text:style-name="LFO3" text:continue-numbering="true">
        <text:list-item>
          <text:p text:style-name="P16">HTTP -&gt; 80</text:p>
        </text:list-item>
        <text:list-item>
          <text:p text:style-name="P17">HTTPS -&gt; 443</text:p>
        </text:list-item>
        <text:list-item>
          <text:p text:style-name="P18">SMTP -&gt; 35/587</text:p>
        </text:list-item>
      </text:list>
      <text:list text:style-name="LFO2" text:continue-numbering="true">
        <text:list-item>
          <text:p text:style-name="P19">Uso de puertos bien conocidos frente a puertos dinámicos.</text:p>
        </text:list-item>
      </text:list>
      <text:p text:style-name="Normal"/>
      <text:list text:style-name="LFO1" text:continue-numbering="true">
        <text:list-item>
          <text:p text:style-name="P20">UT5 – Programación de servicios en red: Envío de correos (SMTP)</text:p>
        </text:list-item>
      </text:list>
      <text:p text:style-name="Normal">Este PDF se centra e l programación de un cliente SMTP en Java, utilizando la API Jakarta Mail (antes JavaMail) para el envío de correos electrónicos.</text:p>
      <text:p text:style-name="Normal">Jakarta Mail /JavaMail</text:p>
      <text:list text:style-name="LFO2" text:continue-numbering="true">
        <text:list-item>
          <text:p text:style-name="P21">API estándar para:</text:p>
        </text:list-item>
      </text:list>
      <text:list text:style-name="LFO3" text:continue-numbering="true">
        <text:list-item>
          <text:p text:style-name="P22">SMTP (envío)</text:p>
        </text:list-item>
        <text:list-item>
          <text:p text:style-name="P23">POP3/IMAP (recepción)</text:p>
        </text:list-item>
      </text:list>
      <text:list text:style-name="LFO2" text:continue-numbering="true">
        <text:list-item>
          <text:p text:style-name="P24">Compatible con TLS y SSL</text:p>
        </text:list-item>
        <text:list-item>
          <text:p text:style-name="P25">Independiente de la plataforma.<text:s/></text:p>
        </text:list-item>
        <text:list-item>
          <text:p text:style-name="P26">Cambio de nombre:</text:p>
        </text:list-item>
      </text:list>
      <text:list text:style-name="LFO3" text:continue-numbering="true">
        <text:list-item>
          <text:p text:style-name="P27">Java EE -&gt; Jakarta EE</text:p>
        </text:list-item>
        <text:list-item>
          <text:p text:style-name="P28">JavaMail -&gt; Jakarta Mail (las clases siguen siendo prácticamente iguales).</text:p>
        </text:list-item>
      </text:list>
      <text:soft-page-break/>
      <text:p text:style-name="Normal">Proceso general de envío de correos</text:p>
      <text:list text:style-name="LFO4" text:continue-numbering="true">
        <text:list-item>
          <text:p text:style-name="P29">Creación de propiedades (java.util.Properties)</text:p>
        </text:list-item>
        <text:list-item>
          <text:p text:style-name="P30">Creación de la sesión (jakarta.mail.Session)</text:p>
        </text:list-item>
        <text:list-item>
          <text:p text:style-name="P31">Creación del mensaje (MimeMessage)</text:p>
        </text:list-item>
        <text:list-item>
          <text:p text:style-name="P32">Conexión con l servidor SMTP (Transport)</text:p>
        </text:list-item>
        <text:list-item>
          <text:p text:style-name="P33">Envío del mensaje</text:p>
        </text:list-item>
        <text:list-item>
          <text:p text:style-name="P34">Cierre de la conexión</text:p>
        </text:list-item>
      </text:list>
      <text:p text:style-name="Normal">Uso de Gmail como servidor SMTP</text:p>
      <text:list text:style-name="LFO2" text:continue-numbering="true">
        <text:list-item>
          <text:p text:style-name="P35">Gmail requiere:</text:p>
        </text:list-item>
      </text:list>
      <text:list text:style-name="LFO3" text:continue-numbering="true">
        <text:list-item>
          <text:p text:style-name="P36">Verificación en dos pasos</text:p>
        </text:list-item>
        <text:list-item>
          <text:p text:style-name="P37">Contraseña de aplicación</text:p>
        </text:list-item>
      </text:list>
      <text:list text:style-name="LFO2" text:continue-numbering="true">
        <text:list-item>
          <text:p text:style-name="P38">Servidor SMTP:</text:p>
        </text:list-item>
      </text:list>
      <text:list text:style-name="LFO3" text:continue-numbering="true">
        <text:list-item>
          <text:p text:style-name="P39">Smtp.gmail.com</text:p>
        </text:list-item>
        <text:list-item>
          <text:p text:style-name="P40">Puerto 587</text:p>
        </text:list-item>
        <text:list-item>
          <text:p text:style-name="P41">TLS obligatorio</text:p>
        </text:list-item>
      </text:list>
      <text:p text:style-name="Normal">Propiedades SMTP importantes</text:p>
      <text:list text:style-name="LFO2" text:continue-numbering="true">
        <text:list-item>
          <text:p text:style-name="P42">mail.smtp.auth = true</text:p>
        </text:list-item>
        <text:list-item>
          <text:p text:style-name="P43">mail.smtp.host = smtp.gmail.com</text:p>
        </text:list-item>
        <text:list-item>
          <text:p text:style-name="P44">mail.smtp.port = 587</text:p>
        </text:list-item>
        <text:list-item>
          <text:p text:style-name="P45">mail.smtp.starttls.enable = true</text:p>
        </text:list-item>
        <text:list-item>
          <text:p text:style-name="P46">Usuario y contraseña definidos como propiedades</text:p>
        </text:list-item>
        <text:list-item>
          <text:p text:style-name="P47">Configuración SSL/TLS para conexiones seguras</text:p>
        </text:list-item>
      </text:list>
      <text:p text:style-name="Normal">Clase Session</text:p>
      <text:list text:style-name="LFO2" text:continue-numbering="true">
        <text:list-item>
          <text:p text:style-name="P48">Centraliza:<text:s/></text:p>
        </text:list-item>
      </text:list>
      <text:list text:style-name="LFO3" text:continue-numbering="true">
        <text:list-item>
          <text:p text:style-name="P49">Propiedades<text:s/></text:p>
        </text:list-item>
        <text:list-item>
          <text:p text:style-name="P50">Configuración</text:p>
        </text:list-item>
        <text:list-item>
          <text:p text:style-name="P51">Autenticación</text:p>
        </text:list-item>
      </text:list>
      <text:list text:style-name="LFO2" text:continue-numbering="true">
        <text:list-item>
          <text:p text:style-name="P52">Se<text:s/>usa Session.getInstance(Properties, Authenticator)</text:p>
        </text:list-item>
        <text:list-item>
          <text:p text:style-name="P53">Requiere una clase que herede de Authenticator para devolver usuario y contraseña.</text:p>
        </text:list-item>
      </text:list>
      <text:p text:style-name="Normal">Clase Message y MimeMessage</text:p>
      <text:p text:style-name="Normal">Permite definir:</text:p>
      <text:list text:style-name="LFO2" text:continue-numbering="true">
        <text:list-item>
          <text:p text:style-name="P54">Remitente (setFrom)</text:p>
        </text:list-item>
        <text:list-item>
          <text:p text:style-name="P55">Destinatario (addRecipient)</text:p>
        </text:list-item>
        <text:list-item>
          <text:p text:style-name="P56">Asunto (setSubject)</text:p>
        </text:list-item>
        <text:list-item>
          <text:p text:style-name="P57">Contenido (setContent)</text:p>
        </text:list-item>
        <text:list-item>
          <text:p text:style-name="P58">Formato MIME (text/plain, text/html)</text:p>
        </text:list-item>
      </text:list>
      <text:p text:style-name="Normal">Clase Transport</text:p>
      <text:list text:style-name="LFO2" text:continue-numbering="true">
        <text:list-item>
          <text:p text:style-name="P59">Encargada del envío del mensaje</text:p>
        </text:list-item>
        <text:list-item>
          <text:p text:style-name="P60">Métodos principales:</text:p>
        </text:list-item>
      </text:list>
      <text:soft-page-break/>
      <text:list text:style-name="LFO3" text:continue-numbering="true">
        <text:list-item>
          <text:p text:style-name="P61">Transport.send(message)</text:p>
        </text:list-item>
        <text:list-item>
          <text:p text:style-name="P62">sendMessage() para múltiples envíos reutilizando conexión.</text:p>
        </text:list-item>
      </text:list>
      <text:p text:style-name="Normal">Envío de correos con adjuntos</text:p>
      <text:p text:style-name="Normal">Pasos adicionales:</text:p>
      <text:list text:style-name="LFO2" text:continue-numbering="true">
        <text:list-item>
          <text:p text:style-name="P63">Uso de MimeBodyPart para:</text:p>
        </text:list-item>
      </text:list>
      <text:list text:style-name="LFO3" text:continue-numbering="true">
        <text:list-item>
          <text:p text:style-name="P64">Texto del mensaje</text:p>
        </text:list-item>
        <text:list-item>
          <text:p text:style-name="P65">Archivos adjuntos</text:p>
        </text:list-item>
      </text:list>
      <text:list text:style-name="LFO2" text:continue-numbering="true">
        <text:list-item>
          <text:p text:style-name="P66">Uso de MimeMultipart como contenedor.</text:p>
        </text:list-item>
        <text:list-item>
          <text:p text:style-name="P67">El adjunto se añade desde un objeto File.</text:p>
        </text:list-item>
      </text:list>
      <text:p text:style-name="Normal"/>
      <text:list text:style-name="LFO1" text:continue-numbering="true">
        <text:list-item>
          <text:p text:style-name="P68">UT6 – Prácticas de programación segura</text:p>
        </text:list-item>
      </text:list>
      <text:p text:style-name="Normal">Esta unidad aborda la seguridad en el desarrollo de software, centrándose en buenas prácticas para evitar vulnerabilidades comunes y proteger aplicaciones y datos.</text:p>
      <text:p text:style-name="Normal">Importancia de la programación segura</text:p>
      <text:list text:style-name="LFO2" text:continue-numbering="true">
        <text:list-item>
          <text:p text:style-name="P69">Muchas vulnerabilidades se deben a:<text:s/></text:p>
        </text:list-item>
      </text:list>
      <text:list text:style-name="LFO3" text:continue-numbering="true">
        <text:list-item>
          <text:p text:style-name="P70">Errores de programación</text:p>
        </text:list-item>
        <text:list-item>
          <text:p text:style-name="P71">Falta de validación</text:p>
        </text:list-item>
        <text:list-item>
          <text:p text:style-name="P72">Mal manejo de datos</text:p>
        </text:list-item>
      </text:list>
      <text:list text:style-name="LFO2" text:continue-numbering="true">
        <text:list-item>
          <text:p text:style-name="P73">La seguridad debe aplicarse desde el diseño, no solo al final.</text:p>
        </text:list-item>
      </text:list>
      <text:p text:style-name="Normal">Principales riesgos de seguridad</text:p>
      <text:list text:style-name="LFO2" text:continue-numbering="true">
        <text:list-item>
          <text:p text:style-name="P74">Inyección de código (SQL Injection, Command Injection).</text:p>
        </text:list-item>
        <text:list-item>
          <text:p text:style-name="P75">Gestión incorrecta de credenciales.</text:p>
        </text:list-item>
        <text:list-item>
          <text:p text:style-name="P76">Exposición de información sensible.</text:p>
        </text:list-item>
        <text:list-item>
          <text:p text:style-name="P77">Falta de control de accesos.</text:p>
        </text:list-item>
        <text:list-item>
          <text:p text:style-name="P78">Errores no controlados que revelan información interna.</text:p>
        </text:list-item>
      </text:list>
      <text:p text:style-name="Normal">Validación de datos</text:p>
      <text:list text:style-name="LFO2" text:continue-numbering="true">
        <text:list-item>
          <text:p text:style-name="P79">Nunca confiar en datos externos (usuarios, red, ficheros).</text:p>
        </text:list-item>
        <text:list-item>
          <text:p text:style-name="P80">Validar:</text:p>
        </text:list-item>
      </text:list>
      <text:list text:style-name="LFO3" text:continue-numbering="true">
        <text:list-item>
          <text:p text:style-name="P81">Tipo</text:p>
        </text:list-item>
        <text:list-item>
          <text:p text:style-name="P82">Longitud</text:p>
        </text:list-item>
        <text:list-item>
          <text:p text:style-name="P83">Formato</text:p>
        </text:list-item>
      </text:list>
      <text:list text:style-name="LFO2" text:continue-numbering="true">
        <text:list-item>
          <text:p text:style-name="P84">Uso de listas blancas (permitir solo lo esperado)</text:p>
        </text:list-item>
      </text:list>
      <text:p text:style-name="Normal">Gestión de contraseñas</text:p>
      <text:list text:style-name="LFO2" text:continue-numbering="true">
        <text:list-item>
          <text:p text:style-name="P85">Nunca almacenar contraseñas en texto plano</text:p>
        </text:list-item>
        <text:list-item>
          <text:p text:style-name="P86">Uso de:</text:p>
        </text:list-item>
      </text:list>
      <text:list text:style-name="LFO3" text:continue-numbering="true">
        <text:list-item>
          <text:p text:style-name="P87">Hash</text:p>
        </text:list-item>
        <text:list-item>
          <text:p text:style-name="P88">Salts</text:p>
        </text:list-item>
      </text:list>
      <text:list text:style-name="LFO2" text:continue-numbering="true">
        <text:list-item>
          <text:p text:style-name="P89">Evitar hardcodear credenciales en el código</text:p>
        </text:list-item>
      </text:list>
      <text:p text:style-name="Normal">Manejo de excepciones</text:p>
      <text:soft-page-break/>
      <text:list text:style-name="LFO2" text:continue-numbering="true">
        <text:list-item>
          <text:p text:style-name="P90">No mostrar mensajes de error técnicos al usuario final.</text:p>
        </text:list-item>
        <text:list-item>
          <text:p text:style-name="P91">Registrar errores de forma controlada</text:p>
        </text:list-item>
        <text:list-item>
          <text:p text:style-name="P92">Evitar revelar rutas, configuraciones o lógica interna</text:p>
        </text:list-item>
      </text:list>
      <text:p text:style-name="Normal">Seguridad en comunicaciones</text:p>
      <text:list text:style-name="LFO2" text:continue-numbering="true">
        <text:list-item>
          <text:p text:style-name="P93">Uso de:</text:p>
        </text:list-item>
      </text:list>
      <text:list text:style-name="LFO3" text:continue-numbering="true">
        <text:list-item>
          <text:p text:style-name="P94">SSL/TLS</text:p>
        </text:list-item>
        <text:list-item>
          <text:p text:style-name="P95">Canales cifrados</text:p>
        </text:list-item>
      </text:list>
      <text:list text:style-name="LFO2" text:continue-numbering="true">
        <text:list-item>
          <text:p text:style-name="P96">Especialmente importante en:</text:p>
        </text:list-item>
      </text:list>
      <text:list text:style-name="LFO3" text:continue-numbering="true">
        <text:list-item>
          <text:p text:style-name="P97">Envío de credenciales</text:p>
        </text:list-item>
        <text:list-item>
          <text:p text:style-name="P98">Servicios en red</text:p>
        </text:list-item>
        <text:list-item>
          <text:p text:style-name="P99">Correos electrónicos</text:p>
        </text:list-item>
      </text:list>
      <text:p text:style-name="Normal">Principio de mínimo privilegio</text:p>
      <text:list text:style-name="LFO2" text:continue-numbering="true">
        <text:list-item>
          <text:p text:style-name="P100">Cada componente debe tener solo los permisos necesarios.</text:p>
        </text:list-item>
        <text:list-item>
          <text:p text:style-name="P101">Reduce el impacto de un posible ataqu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fficeClara_125</meta:initial-creator>
    <dc:creator>officeClara_125</dc:creator>
    <meta:creation-date>2026-01-23T10:19:00Z</meta:creation-date>
    <dc:date>2026-01-23T11:05:00Z</dc:date>
    <meta:template xlink:href="Normal.dotm" xlink:type="simple"/>
    <meta:editing-cycles>1</meta:editing-cycles>
    <meta:editing-duration>PT2760S</meta:editing-duration>
    <meta:document-statistic meta:page-count="4" meta:paragraph-count="8" meta:word-count="663" meta:character-count="4304" meta:row-count="30" meta:non-whitespace-character-count="3649"/>
  </office:meta>
</office:document-meta>
</file>